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.9cm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co1" style:family="table-column">
      <style:table-column-properties style:column-width="4.66cm" style:use-optimal-column-width="false"/>
    </style:style>
    <style:style style:name="co2" style:family="table-column">
      <style:table-column-properties style:column-width="4.234cm" style:use-optimal-column-width="false"/>
    </style:style>
    <style:style style:name="co3" style:family="table-column">
      <style:table-column-properties style:column-width="5.106cm" style:use-optimal-column-width="false"/>
    </style:style>
    <style:style style:name="co4" style:family="table-column">
      <style:table-column-properties style:column-width="4.419cm" style:use-optimal-column-width="false"/>
    </style:style>
    <style:style style:name="co5" style:family="table-column">
      <style:table-column-properties style:column-width="6.927cm" style:use-optimal-column-width="false"/>
    </style:style>
    <style:style style:name="ro1" style:family="table-row">
      <style:table-row-properties style:row-height="1.048cm"/>
    </style:style>
    <style:style style:name="ro2" style:family="table-row">
      <style:table-row-properties style:row-height="0.972cm"/>
    </style:style>
    <style:style style:name="ro3" style:family="table-row">
      <style:table-row-properties style:row-height="1.506cm"/>
    </style:style>
    <style:style style:name="ro4" style:family="table-row">
      <style:table-row-properties style:row-height="1.503cm"/>
    </style:style>
    <style:style style:name="ro5" style:family="table-row">
      <style:table-row-properties style:row-height="2.228cm"/>
    </style:style>
    <style:style style:name="ro6" style:family="table-row">
      <style:table-row-properties style:row-height="1.609cm"/>
    </style:style>
    <style:style style:name="ro7" style:family="table-row">
      <style:table-row-properties style:row-height="1.236cm"/>
    </style:style>
    <style:style style:name="ro8" style:family="table-row">
      <style:table-row-properties style:row-height="1.237cm"/>
    </style:style>
    <style:style style:name="ce1" style:family="table-cell">
      <style:graphic-properties style:repeat="repeat"/>
      <style:paragraph-properties fo:line-height="150%" fo:text-align="center"/>
      <style:text-properties fo:font-size="20pt" fo:font-weight="bold" style:font-size-asian="20pt" style:font-weight-asian="bold" style:font-size-complex="20pt" style:font-weight-complex="bold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paragraph-properties fo:line-height="150%" fo:text-align="center"/>
      <style:text-properties fo:font-size="20pt" fo:text-shadow="none" fo:font-weight="bold" style:font-size-asian="20pt" style:font-weight-asian="bold" style:font-size-complex="20pt" style:font-weight-complex="bold"/>
    </style:style>
    <style:style style:name="ce4" style:family="table-cell">
      <style:graphic-properties style:repeat="repeat"/>
      <style:text-properties style:text-underline-style="solid" style:text-underline-width="auto" style:text-underline-color="font-color"/>
    </style:style>
    <style:style style:name="P1" style:family="paragraph">
      <style:paragraph-properties fo:line-height="150%" fo:text-align="center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20pt" fo:text-shadow="none" fo:font-weight="bold" style:font-size-asian="20pt" style:font-weight-asian="bold" style:font-size-complex="20pt" style:font-weight-complex="bold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standard" xml:id="id3" draw:id="id3" draw:layer="layout" svg:width="4.659cm" svg:height="4.935cm" svg:x="12.157cm" svg:y="14.85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Fichier</text:span></text:p>
              </table:table-cell>
            </table:table-row>
            <table:table-row table:style-name="ro2">
              <table:table-cell table:style-name="ce2">
                <text:p>id</text:p>
              </table:table-cell>
            </table:table-row>
            <table:table-row table:style-name="ro2">
              <table:table-cell table:style-name="ce2">
                <text:p>nom</text:p>
              </table:table-cell>
            </table:table-row>
            <table:table-row table:style-name="ro2">
              <table:table-cell table:style-name="ce2">
                <text:p>content</text:p>
              </table:table-cell>
            </table:table-row>
            <table:table-row table:style-name="ro2">
              <table:table-cell table:style-name="ce2">
                <text:p>id_groupe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4" draw:id="id4" draw:layer="layout" svg:width="4.233cm" svg:height="4.935cm" svg:x="2.605cm" svg:y="14.845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3">
                <text:p text:style-name="P1"><text:span text:style-name="T2">Groupe</text:span></text:p>
              </table:table-cell>
            </table:table-row>
            <table:table-row table:style-name="ro2">
              <table:table-cell table:style-name="ce4">
                <text:p><text:span text:style-name="T3">id</text:span></text:p>
              </table:table-cell>
            </table:table-row>
            <table:table-row table:style-name="ro2">
              <table:table-cell table:style-name="ce2">
                <text:p>name</text:p>
              </table:table-cell>
            </table:table-row>
            <table:table-row table:style-name="ro2">
              <table:table-cell table:style-name="ce2">
                <text:p>date</text:p>
              </table:table-cell>
            </table:table-row>
            <table:table-row table:style-name="ro2">
              <table:table-cell table:style-name="ce2">
                <text:p>version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xml:id="id1" draw:id="id1" draw:layer="layout" svg:width="5.105cm" svg:height="4.514cm" svg:x="22.894cm" svg:y="7.785cm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ce1">
                <text:p text:style-name="P1"><text:span text:style-name="T1">IgnoreRule</text:span></text:p>
              </table:table-cell>
            </table:table-row>
            <table:table-row table:style-name="ro3">
              <table:table-cell table:style-name="ce2">
                <text:p>id</text:p>
              </table:table-cell>
            </table:table-row>
            <table:table-row table:style-name="ro4">
              <table:table-cell table:style-name="ce2">
                <text:p>rule_number</text:p>
              </table:table-cell>
            </table:table-row>
          </table:table>
          <draw:image xlink:href="Pictures/TablePreview3.svm" xlink:type="simple" xlink:show="embed" xlink:actuate="onLoad"/>
        </draw:frame>
        <draw:connector draw:style-name="gr1" draw:text-style-name="P2" draw:layer="layout" svg:x1="22.894cm" svg:y1="10.042cm" svg:x2="16.709cm" svg:y2="10.057cm" draw:start-shape="id1" draw:start-glue-point="3" draw:end-shape="id2" svg:d="m22894 10042h-3092v15h-3093">
          <text:p/>
        </draw:connector>
        <draw:connector draw:style-name="gr1" draw:text-style-name="P2" draw:layer="layout" svg:x1="12.157cm" svg:y1="17.321cm" svg:x2="6.838cm" svg:y2="17.312cm" draw:start-shape="id3" draw:start-glue-point="3" draw:end-shape="id4" svg:d="m12157 17321h-2659v-9h-2660">
          <text:p/>
        </draw:connector>
        <draw:custom-shape draw:style-name="gr2" draw:text-style-name="P2" draw:layer="layout" svg:width="17cm" svg:height="5.6cm" svg:x="1.1cm" svg:y="14.4cm">
          <text:p/>
          <draw:enhanced-geometry svg:viewBox="0 0 21600 21600" draw:type="rectangle" draw:enhanced-path="M 0 0 L 21600 0 21600 21600 0 21600 0 0 Z N"/>
        </draw:custom-shape>
        <draw:frame draw:style-name="standard" xml:id="id2" draw:id="id2" draw:layer="layout" svg:width="4.418cm" svg:height="5.445cm" svg:x="12.291cm" svg:y="7.335cm">
          <table:table table:template-name="default" table:use-first-row-styles="true" table:use-banding-rows-styles="true">
            <table:table-column table:style-name="co4"/>
            <table:table-row table:style-name="ro5">
              <table:table-cell table:style-name="ce1">
                <text:p text:style-name="P1"><text:span text:style-name="T1">Fichier_</text:span></text:p>
                <text:p text:style-name="P1"><text:span text:style-name="T1">Politique</text:span></text:p>
              </table:table-cell>
            </table:table-row>
            <table:table-row table:style-name="ro6">
              <table:table-cell table:style-name="ce2">
                <text:p>id_politique</text:p>
              </table:table-cell>
            </table:table-row>
            <table:table-row table:style-name="ro6">
              <table:table-cell table:style-name="ce2">
                <text:p>id_fichier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xml:id="id5" draw:id="id5" draw:layer="layout" svg:width="6.926cm" svg:height="3.708cm" svg:x="11.073cm" svg:y="1.291cm">
          <table:table table:template-name="default" table:use-first-row-styles="true" table:use-banding-rows-styles="true">
            <table:table-column table:style-name="co5"/>
            <table:table-row table:style-name="ro7">
              <table:table-cell table:style-name="ce1">
                <text:p text:style-name="P1"><text:span text:style-name="T1">Politique_Générale</text:span></text:p>
              </table:table-cell>
            </table:table-row>
            <table:table-row table:style-name="ro7">
              <table:table-cell table:style-name="ce2">
                <text:p>id_politique</text:p>
              </table:table-cell>
            </table:table-row>
            <table:table-row table:style-name="ro8">
              <table:table-cell table:style-name="ce2">
                <text:p>nom</text:p>
              </table:table-cell>
            </table:table-row>
          </table:table>
          <draw:image xlink:href="Pictures/TablePreview5.svm" xlink:type="simple" xlink:show="embed" xlink:actuate="onLoad"/>
        </draw:frame>
        <draw:connector draw:style-name="gr1" draw:text-style-name="P2" draw:layer="layout" svg:x1="14.5cm" svg:y1="12.78cm" svg:x2="14.486cm" svg:y2="14.854cm" draw:start-shape="id2" draw:end-shape="id3" svg:d="m14500 12780v1038h-14v1036">
          <text:p/>
        </draw:connector>
        <draw:connector draw:style-name="gr1" draw:text-style-name="P2" draw:layer="layout" svg:x1="14.536cm" svg:y1="4.999cm" svg:x2="14.5cm" svg:y2="7.335cm" draw:start-shape="id5" draw:start-glue-point="2" draw:end-shape="id2" svg:d="m14536 4999v1169h-36v1167">
          <text:p/>
        </draw:connector>
        <draw:frame draw:style-name="gr3" draw:layer="layout" svg:width="1.2cm" svg:height="1.15cm" svg:x="21.6cm" svg:y="9cm">
          <draw:text-box>
            <text:p>n</text:p>
          </draw:text-box>
        </draw:frame>
        <draw:frame draw:style-name="gr3" draw:layer="layout" svg:width="1.2cm" svg:height="1.15cm" svg:x="11.3cm" svg:y="16.35cm">
          <draw:text-box>
            <text:p>n</text:p>
          </draw:text-box>
        </draw:frame>
        <draw:frame draw:style-name="gr3" draw:layer="layout" svg:width="1.2cm" svg:height="1.15cm" svg:x="14.7cm" svg:y="12.4cm">
          <draw:text-box>
            <text:p>n</text:p>
          </draw:text-box>
        </draw:frame>
        <draw:frame draw:style-name="gr4" draw:layer="layout" svg:width="1.2cm" svg:height="1cm" svg:x="16.9cm" svg:y="8.8cm">
          <draw:text-box>
            <text:p>1</text:p>
          </draw:text-box>
        </draw:frame>
        <draw:frame draw:style-name="gr4" draw:layer="layout" svg:width="1.2cm" svg:height="1cm" svg:x="14.7cm" svg:y="13.9cm">
          <draw:text-box>
            <text:p>1</text:p>
          </draw:text-box>
        </draw:frame>
        <draw:frame draw:style-name="gr4" draw:layer="layout" svg:width="1.2cm" svg:height="1cm" svg:x="6.7cm" svg:y="16.2cm">
          <draw:text-box>
            <text:p>1</text:p>
          </draw:text-box>
        </draw:frame>
        <draw:frame draw:style-name="gr4" draw:layer="layout" svg:width="1.2cm" svg:height="1cm" svg:x="14.6cm" svg:y="4.9cm">
          <draw:text-box>
            <text:p>1</text:p>
          </draw:text-box>
        </draw:frame>
        <draw:frame draw:style-name="gr3" draw:layer="layout" svg:width="1.2cm" svg:height="1.15cm" svg:x="14.6cm" svg:y="6.4cm">
          <draw:text-box>
            <text:p>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6-06T11:13:36</meta:creation-date>
    <dc:date>2013-06-17T10:34:52</dc:date>
    <meta:editing-duration>PT9M58S</meta:editing-duration>
    <meta:editing-cycles>3</meta:editing-cycles>
    <meta:generator>LibreOffice/3.5$Linux_X86_64 LibreOffice_project/350m1$Build-2</meta:generator>
    <dc:creator>lha-adm </dc:creator>
    <meta:document-statistic meta:object-count="18"/>
  </office:meta>
</office:document-meta>
</file>